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ustom_type_id custom_type_name <text:s text:c="64"/>custom_input_type</text:p>
      <text:p text:style-name="P1"/>
      <text:p text:style-name="P1">-------------- -------------------------------------------------------------------------------- -----------------</text:p>
      <text:p text:style-name="P1"/>
      <text:p text:style-name="P1">1 <text:s text:c="13"/>Graphic - Logo <text:s text:c="66"/>C</text:p>
      <text:p text:style-name="P1">2 <text:s text:c="13"/>Hyperlink - From Logo <text:s text:c="59"/>C</text:p>
      <text:p text:style-name="P1">3 <text:s text:c="13"/>Message - Disclaimer - Summary, Detail, and Graph Pages <text:s text:c="25"/>C</text:p>
      <text:p text:style-name="P1">5 <text:s text:c="13"/>Reference File - Header Include <text:s text:c="49"/>C</text:p>
      <text:p text:style-name="P1">6 <text:s text:c="13"/>Graphic - Powered by CallVision <text:s text:c="49"/>C</text:p>
      <text:p text:style-name="P1">7 <text:s text:c="13"/>Misc - Initial Page After Login <text:s text:c="49"/>C</text:p>
      <text:p text:style-name="P1"/>
      <text:p text:style-name="P1">8 <text:s text:c="13"/>Graphic - Main - Home Page <text:s text:c="54"/>C</text:p>
      <text:p text:style-name="P1"/>
      <text:p text:style-name="P1">9 <text:s text:c="13"/>Message - Welcome - Home Page <text:s text:c="51"/>C</text:p>
      <text:p text:style-name="P1"/>
      <text:p text:style-name="P1">10 <text:s text:c="12"/>Graphic - Footer - Statement Page <text:s text:c="47"/>C</text:p>
      <text:p text:style-name="P1"/>
      <text:p text:style-name="P1">11 <text:s text:c="12"/>Hyperlink - From Footer - Statement Page <text:s text:c="40"/>C</text:p>
      <text:p text:style-name="P1"/>
      <text:p text:style-name="P1">2901 <text:s text:c="10"/>Graphic - Bank Account help - Canadian <text:s text:c="42"/>C</text:p>
      <text:p text:style-name="P1"/>
      <text:p text:style-name="P1">13 <text:s text:c="12"/>Message - Copyright <text:s text:c="61"/>C</text:p>
      <text:p text:style-name="P1"/>
      <text:p text:style-name="P1">14 <text:s text:c="12"/>Reference File - Footer Include <text:s text:c="49"/>C</text:p>
      <text:p text:style-name="P1"/>
      <text:p text:style-name="P1">3900 <text:s text:c="10"/>Reporting Configuration - Number of Individual Dates in Data Dropdown <text:s text:c="11"/>N</text:p>
      <text:p text:style-name="P1"/>
      <text:p text:style-name="P1">2106 <text:s text:c="10"/>E-mail - Load Notification - Number of hours to limit sending. <text:s text:c="18"/>N</text:p>
      <text:p text:style-name="P1"/>
      <text:p text:style-name="P1">16 <text:s text:c="12"/>Reference File - Statement Summary <text:s text:c="46"/>C</text:p>
      <text:p text:style-name="P1"/>
      <text:p text:style-name="P1">550 <text:s text:c="11"/>CallVision X509 base64 Key Id <text:s text:c="51"/>C</text:p>
      <text:p text:style-name="P1"/>
      <text:p text:style-name="P1">551 <text:s text:c="11"/>Client X509 base64 key Id <text:s text:c="55"/>C</text:p>
      <text:p text:style-name="P1"/>
      <text:p text:style-name="P1">27 <text:s text:c="12"/>Graphic - Main - Login Page <text:s text:c="53"/>C</text:p>
      <text:p text:style-name="P1"/>
      <text:p text:style-name="P1">28 <text:s text:c="12"/>Graphic - Header - Login Page <text:s text:c="51"/>C</text:p>
      <text:p text:style-name="P1"/>
      <text:p text:style-name="P1">29 <text:s text:c="12"/>Graphic - Error - 404 <text:s text:c="59"/>C</text:p>
      <text:p text:style-name="P1"/>
      <text:p text:style-name="P1">30 <text:s text:c="12"/>Graphic - Error <text:s text:c="65"/>C</text:p>
      <text:p text:style-name="P1"/>
      <text:p text:style-name="P1">65 <text:s text:c="12"/>Misc - Maximum number of failed logins <text:s text:c="42"/>N</text:p>
      <text:p text:style-name="P1"/>
      <text:p text:style-name="P1">66 <text:s text:c="12"/>Message - User login locked <text:s text:c="53"/>C</text:p>
      <text:p text:style-name="P1"/>
      <text:p text:style-name="P1">42 <text:s text:c="12"/>Setup - Data Storage help text <text:s text:c="50"/>C</text:p>
      <text:p text:style-name="P1"/>
      <text:p text:style-name="P1">3100 <text:s text:c="10"/>E-Mail - New acct - Body - HTML - Header <text:s text:c="40"/>C</text:p>
      <text:p text:style-name="P1"/>
      <text:p text:style-name="P1">3101 <text:s text:c="10"/>E-Mail - New acct - Body - HTML - Row <text:s text:c="43"/>C</text:p>
      <text:p text:style-name="P1"/>
      <text:p text:style-name="P1">43 <text:s text:c="12"/>Setup - Packages help text <text:s text:c="54"/>C</text:p>
      <text:p text:style-name="P1"/>
      <text:p text:style-name="P1">37 <text:s text:c="12"/>Graphic - Main - Help Page <text:s text:c="54"/>C</text:p>
      <text:p text:style-name="P1"/>
      <text:p text:style-name="P1">44 <text:s text:c="12"/>Setup - Terms of Use link <text:s text:c="55"/>C</text:p>
      <text:p text:style-name="P1"/>
      <text:p text:style-name="P1">3901 <text:s text:c="10"/>Reporting Configuration - Number of Calendar Weeks in Data Dropdown <text:s text:c="13"/>N</text:p>
      <text:p text:style-name="P1"/>
      <text:p text:style-name="P1">3902 <text:s text:c="10"/>Reporting Configuration - Calendar Week type 1 = sun-sat(default), 2 = mon-sun <text:s text:c="2"/>N</text:p>
      <text:p text:style-name="P1"/>
      <text:p text:style-name="P1">60 <text:s text:c="12"/>Misc - Maximum Linklogin Time Differential in Minutes <text:s text:c="27"/>C</text:p>
      <text:p text:style-name="P1"/>
      <text:p text:style-name="P1">61 <text:s text:c="12"/>Hyperlink - To Linklogin Error Page <text:s text:c="45"/>C</text:p>
      <text:p text:style-name="P1"/>
      <text:p text:style-name="P1">202 <text:s text:c="11"/>E-mail - Payments - Body - ACH Authorization Received - HTML <text:s text:c="20"/>C</text:p>
      <text:p text:style-name="P1"/>
      <text:p text:style-name="P1">203 <text:s text:c="11"/>E-mail - Payments - Body - CC Authorization Received - HTML <text:s text:c="21"/>C</text:p>
      <text:p text:style-name="P1"/>
      <text:p text:style-name="P1">2134 <text:s text:c="10"/>Graphic - Header - PDF Remittance <text:s text:c="47"/>c</text:p>
      <text:p text:style-name="P1"/>
      <text:p text:style-name="P1">205 <text:s text:c="11"/>E-mail - Payments - Body - CC Accepted - HTML <text:s text:c="35"/>C</text:p>
      <text:p text:style-name="P1"/>
      <text:p text:style-name="P1">206 <text:s text:c="11"/>E-mail - Payments - Body - ACH Rejected - HTML <text:s text:c="34"/>C</text:p>
      <text:p text:style-name="P1"/>
      <text:p text:style-name="P1">207 <text:s text:c="11"/>E-mail - Payments - Body - CC Rejected - HTML <text:s text:c="35"/>C</text:p>
      <text:p text:style-name="P1"/>
      <text:p text:style-name="P1">2135 <text:s text:c="10"/>Msg - Remittance slip help text (single currency/lockbox) <text:s text:c="23"/>c</text:p>
      <text:p text:style-name="P1"/>
      <text:p text:style-name="P1">2136 <text:s text:c="10"/>Msg - Remittance slip help text (multiple currencies/lockboxes) <text:s text:c="17"/>c</text:p>
      <text:p text:style-name="P1"/>
      <text:p text:style-name="P1">3500 <text:s text:c="10"/>Successful hierarchy import - BCC Address <text:s text:c="39"/>C</text:p>
      <text:p text:style-name="P1"/>
      <text:p text:style-name="P1">3501 <text:s text:c="10"/>Successful hierarchy import email - Body - HTML <text:s text:c="33"/>C</text:p>
      <text:p text:style-name="P1"/>
      <text:p text:style-name="P1">212 <text:s text:c="11"/>E-mail - Payments - Subject - Accepted <text:s text:c="42"/>C</text:p>
      <text:p text:style-name="P1"/>
      <text:p text:style-name="P1">3502 <text:s text:c="10"/>Successful hierarchy import email - Body - Text <text:s text:c="33"/>C</text:p>
      <text:p text:style-name="P1"/>
      <text:p text:style-name="P1">3503 <text:s text:c="10"/>Successful hierarchy import - From Address <text:s text:c="38"/>C</text:p>
      <text:p text:style-name="P1"/>
      <text:p text:style-name="P1">1100 <text:s text:c="10"/>Graphic - Header - Logout Page <text:s text:c="50"/>C</text:p>
      <text:p text:style-name="P1"/>
      <text:p text:style-name="P1">1101 <text:s text:c="10"/>Message - Logout Page <text:s text:c="59"/>C</text:p>
      <text:p text:style-name="P1"/>
      <text:p text:style-name="P1">1102 <text:s text:c="10"/>Hyperlink - From Logout Page <text:s text:c="52"/>C</text:p>
      <text:p text:style-name="P1"/>
      <text:p text:style-name="P1">1103 <text:s text:c="10"/>Misc - Logout Action <text:s text:c="60"/>C</text:p>
      <text:p text:style-name="P1"/>
      <text:p text:style-name="P1">635 <text:s text:c="11"/>Reference File - Style Sheet <text:s text:c="52"/>C</text:p>
      <text:p text:style-name="P1"/>
      <text:p text:style-name="P1">636 <text:s text:c="11"/>Graphics - Custom Image Directory <text:s text:c="47"/>C</text:p>
      <text:p text:style-name="P1"/>
      <text:p text:style-name="P1">3103 <text:s text:c="10"/>E-Mail - New acct - Body - HTML - Footer <text:s text:c="40"/>C</text:p>
      <text:p text:style-name="P1"/>
      <text:p text:style-name="P1">3104 <text:s text:c="10"/>E-Mail - New acct - Body - TEXT - Header <text:s text:c="40"/>C</text:p>
      <text:p text:style-name="P1"/>
      <text:p text:style-name="P1">1202 <text:s text:c="10"/>Message - Payment History <text:s text:c="55"/>C</text:p>
      <text:p text:style-name="P1"/>
      <text:p text:style-name="P1">300 <text:s text:c="11"/>Maintenance - Months Reporting data to Store <text:s text:c="36"/>C</text:p>
      <text:p text:style-name="P1"/>
      <text:p text:style-name="P1">301 <text:s text:c="11"/>Maintenance - Months Statement data to Store <text:s text:c="36"/>C</text:p>
      <text:p text:style-name="P1"/>
      <text:p text:style-name="P1">3426 <text:s text:c="10"/>Revised bill e-mail (scenario 3) - BCC Address (new) <text:s text:c="28"/>C</text:p>
      <text:p text:style-name="P1"/>
      <text:p text:style-name="P1">3427 <text:s text:c="10"/>Revised bill e-mail (scenario 4) - BCC Address (new) <text:s text:c="28"/>C</text:p>
      <text:p text:style-name="P1"/>
      <text:p text:style-name="P1">2001 <text:s text:c="10"/>Hyperlink - To Terms of Use <text:s text:c="53"/>C</text:p>
      <text:p text:style-name="P1"/>
      <text:p text:style-name="P1">2002 <text:s text:c="10"/>Hyperlink - To Security Statement <text:s text:c="47"/>C</text:p>
      <text:p text:style-name="P1"/>
      <text:p text:style-name="P1">2003 <text:s text:c="10"/>Hyperlink - To Privacy Policy <text:s text:c="51"/>C</text:p>
      <text:p text:style-name="P1"/>
      <text:p text:style-name="P1">302 <text:s text:c="11"/>Misc - Maximum Users Per Organization <text:s text:c="43"/>C</text:p>
      <text:p text:style-name="P1"/>
      <text:p text:style-name="P1">1901 <text:s text:c="10"/>E-mail - Registration - Body - HTML <text:s text:c="45"/>C</text:p>
      <text:p text:style-name="P1"/>
      <text:p text:style-name="P1">1902 <text:s text:c="10"/>E-mail - Registration - Subject <text:s text:c="49"/>C</text:p>
      <text:p text:style-name="P1"/>
      <text:p text:style-name="P1">1903 <text:s text:c="10"/>E-mail - Registration - From Address <text:s text:c="44"/>C</text:p>
      <text:p text:style-name="P1"/>
      <text:p text:style-name="P1">1921 <text:s text:c="10"/>Graphic - Header - Registration Page <text:s text:c="44"/>C</text:p>
      <text:p text:style-name="P1"/>
      <text:p text:style-name="P1">1922 <text:s text:c="10"/>Graphic - Header - Forgotten Password Page <text:s text:c="38"/>C</text:p>
      <text:p text:style-name="P1"/>
      <text:p text:style-name="P1">2005 <text:s text:c="10"/>E-mail - Forgotten Password - From Address <text:s text:c="38"/>C</text:p>
      <text:p text:style-name="P1"/>
      <text:p text:style-name="P1">1930 <text:s text:c="10"/>Misc - Maximum Registration Attempts <text:s text:c="44"/>C</text:p>
      <text:p text:style-name="P1"/>
      <text:p text:style-name="P1">1931 <text:s text:c="10"/>Graphic - Main - Self-registration Page <text:s text:c="41"/>C</text:p>
      <text:p text:style-name="P1"/>
      <text:p text:style-name="P1">1940 <text:s text:c="10"/>Message - Unrecognized Account - Self-registration Page <text:s text:c="25"/>C</text:p>
      <text:p text:style-name="P1"/>
      <text:p text:style-name="P1">1941 <text:s text:c="10"/>Message - Frozen Account - Self-registration Page <text:s text:c="31"/>C</text:p>
      <text:p text:style-name="P1"/>
      <text:p text:style-name="P1">1210 <text:s text:c="10"/>Hyperlink - To External Payment <text:s text:c="49"/>C</text:p>
      <text:p text:style-name="P1"/>
      <text:p text:style-name="P1">2010 <text:s text:c="10"/>E-mail - Forgotten Login - Body - HTML <text:s text:c="42"/>C</text:p>
      <text:p text:style-name="P1"/>
      <text:p text:style-name="P1">1904 <text:s text:c="10"/>Message - Data Not Loaded - Self-registration Page <text:s text:c="30"/>C</text:p>
      <text:p text:style-name="P1"/>
      <text:p text:style-name="P1">2011 <text:s text:c="10"/>E-mail - Forgotten Login - Body - Text <text:s text:c="42"/>C</text:p>
      <text:p text:style-name="P1"/>
      <text:p text:style-name="P1">3504 <text:s text:c="10"/>Successful hierarchy import email - Subject <text:s text:c="37"/>C</text:p>
      <text:p text:style-name="P1"/>
      <text:p text:style-name="P1">3510 <text:s text:c="10"/>Unsuccessful hierarchy import - BCC Address <text:s text:c="37"/>C</text:p>
      <text:p text:style-name="P1"/>
      <text:p text:style-name="P1">3511 <text:s text:c="10"/>Unsuccessful hierarchy import email - Body - HTML <text:s text:c="31"/>C</text:p>
      <text:p text:style-name="P1"/>
      <text:p text:style-name="P1">3512 <text:s text:c="10"/>Unsuccessful hierarchy import email - Body - Text <text:s text:c="31"/>C</text:p>
      <text:p text:style-name="P1"/>
      <text:p text:style-name="P1">3513 <text:s text:c="10"/>Unsuccessful hierarchy import - From Address <text:s text:c="36"/>C</text:p>
      <text:p text:style-name="P1"/>
      <text:p text:style-name="P1">3514 <text:s text:c="10"/>Unsuccessful hierarchy import email - Subject <text:s text:c="35"/>C</text:p>
      <text:p text:style-name="P1"/>
      <text:p text:style-name="P1">3520 <text:s text:c="10"/>Successful hierarchy import - BCC Address <text:s text:c="39"/>C</text:p>
      <text:p text:style-name="P1"/>
      <text:p text:style-name="P1">3521 <text:s text:c="10"/>Successful hierarchy import email - Body - HTML <text:s text:c="33"/>C</text:p>
      <text:p text:style-name="P1"/>
      <text:p text:style-name="P1">3522 <text:s text:c="10"/>Successful hierarchy import email - Body - Text <text:s text:c="33"/>C</text:p>
      <text:p text:style-name="P1"/>
      <text:p text:style-name="P1">3523 <text:s text:c="10"/>Successful hierarchy import - From Address <text:s text:c="38"/>C</text:p>
      <text:p text:style-name="P1"/>
      <text:p text:style-name="P1">3524 <text:s text:c="10"/>Successful hierarchy import email - Subject <text:s text:c="37"/>C</text:p>
      <text:p text:style-name="P1"/>
      <text:p text:style-name="P1">3832 <text:s text:c="10"/>Report Order - e-mail - Error Notification - Subject <text:s text:c="28"/>C</text:p>
      <text:p text:style-name="P1"/>
      <text:p text:style-name="P1">400 <text:s text:c="11"/>LinkLogin - Decryption class <text:s text:c="52"/>C</text:p>
      <text:p text:style-name="P1"/>
      <text:p text:style-name="P1">1205 <text:s text:c="10"/>Message - Autopay Signup Text <text:s text:c="51"/>C</text:p>
      <text:p text:style-name="P1"/>
      <text:p text:style-name="P1">1206 <text:s text:c="10"/>Message - Autopay Description Text <text:s text:c="46"/>C</text:p>
      <text:p text:style-name="P1"/>
      <text:p text:style-name="P1">62 <text:s text:c="12"/>Hyperlink - To ClickThru Error Page <text:s text:c="45"/>C</text:p>
      <text:p text:style-name="P1"/>
      <text:p text:style-name="P1">240 <text:s text:c="11"/>E-mail - Payment - BODY - CC Expire - HTML <text:s text:c="38"/>C</text:p>
      <text:p text:style-name="P1"/>
      <text:p text:style-name="P1">242 <text:s text:c="11"/>E-mail - Payment - Subject - CC Expire <text:s text:c="42"/>C</text:p>
      <text:p text:style-name="P1"/>
      <text:p text:style-name="P1">2015 <text:s text:c="10"/>E-mail - Forgotten Password - Subject <text:s text:c="43"/>C</text:p>
      <text:p text:style-name="P1"/>
      <text:p text:style-name="P1">3833 <text:s text:c="10"/>Report Order - e-mail - Error Notification - From Address <text:s text:c="23"/>C</text:p>
      <text:p text:style-name="P1"/>
      <text:p text:style-name="P1">3834 <text:s text:c="10"/>Report Order - e-mail - Error Notification - BCC Address <text:s text:c="24"/>C</text:p>
      <text:p text:style-name="P1"/>
      <text:p text:style-name="P1">217 <text:s text:c="11"/>E-mail - Payments - Body - ACH Authorization Received - Text <text:s text:c="20"/>C</text:p>
      <text:p text:style-name="P1"/>
      <text:p text:style-name="P1">219 <text:s text:c="11"/>E-mail - Payments - Body - ACH Rejected - Text <text:s text:c="34"/>C</text:p>
      <text:p text:style-name="P1"/>
      <text:p text:style-name="P1">220 <text:s text:c="11"/>E-mail - Payments - Body - CC Accepted - Text <text:s text:c="35"/>C</text:p>
      <text:p text:style-name="P1"/>
      <text:p text:style-name="P1">221 <text:s text:c="11"/>E-mail - Payments - Body - CC Authorization Received - Text <text:s text:c="21"/>C</text:p>
      <text:p text:style-name="P1"/>
      <text:p text:style-name="P1">223 <text:s text:c="11"/>E-mail - Payments - Body - CC Rejected - Text <text:s text:c="35"/>C</text:p>
      <text:p text:style-name="P1"/>
      <text:p text:style-name="P1">1900 <text:s text:c="10"/>E-mail - Registration - Body - Text <text:s text:c="45"/>C</text:p>
      <text:p text:style-name="P1"/>
      <text:p text:style-name="P1">1942 <text:s text:c="10"/>Message - Self Registration Account Label <text:s text:c="39"/>C</text:p>
      <text:p text:style-name="P1"/>
      <text:p text:style-name="P1">316 <text:s text:c="11"/>Maintenance - Reminder Email Body <text:s text:c="47"/>C</text:p>
      <text:p text:style-name="P1"/>
      <text:p text:style-name="P1">317 <text:s text:c="11"/>Maintenance - Reminder Email Subject <text:s text:c="44"/>C</text:p>
      <text:p text:style-name="P1"/>
      <text:p text:style-name="P1">318 <text:s text:c="11"/>Maintenance - Reminder Email From Address <text:s text:c="39"/>C</text:p>
      <text:p text:style-name="P1"/>
      <text:p text:style-name="P1">2130 <text:s text:c="10"/>Reference - Remittance Form <text:s text:c="53"/>C</text:p>
      <text:p text:style-name="P1"/>
      <text:p text:style-name="P1">2131 <text:s text:c="10"/>Reference - Remittance Footer <text:s text:c="51"/>C</text:p>
      <text:p text:style-name="P1"/>
      <text:p text:style-name="P1">2132 <text:s text:c="10"/>Reference - Remittance Header <text:s text:c="51"/>C</text:p>
      <text:p text:style-name="P1"/>
      <text:p text:style-name="P1">2133 <text:s text:c="10"/>Message - Remittance Mail Address <text:s text:c="47"/>C</text:p>
      <text:p text:style-name="P1"/>
      <text:p text:style-name="P1">2300 <text:s text:c="10"/>Format - Date display format <text:s text:c="52"/>C</text:p>
      <text:p text:style-name="P1"/>
      <text:p text:style-name="P1">2301 <text:s text:c="10"/>Format - Time display format <text:s text:c="52"/>C</text:p>
      <text:p text:style-name="P1"/>
      <text:p text:style-name="P1">2302 <text:s text:c="10"/>Format - Currency - use parentheses for negative (1=true,0=false) <text:s text:c="15"/>C</text:p>
      <text:p text:style-name="P1"/>
      <text:p text:style-name="P1">2303 <text:s text:c="10"/>Format - Currency - group digits (1=true,0=false) <text:s text:c="31"/>C</text:p>
      <text:p text:style-name="P1"/>
      <text:p text:style-name="P1">2304 <text:s text:c="10"/>Format - Number - use parentheses for negative (1=true,0=false) <text:s text:c="17"/>C</text:p>
      <text:p text:style-name="P1"/>
      <text:p text:style-name="P1">2305 <text:s text:c="10"/>Format - Number - group digits (1=true,0=false) <text:s text:c="33"/>C</text:p>
      <text:p text:style-name="P1"/>
      <text:p text:style-name="P1">1110 <text:s text:c="10"/>Misc - Validate Email Span - Days <text:s text:c="47"/>C</text:p>
      <text:p text:style-name="P1"/>
      <text:p text:style-name="P1">241 <text:s text:c="11"/>E-mail - Payment - BODY - CC Expire - Text <text:s text:c="38"/>C</text:p>
      <text:p text:style-name="P1"/>
      <text:p text:style-name="P1">2400 <text:s text:c="10"/>E-mail - Contact - From Address <text:s text:c="49"/>C</text:p>
      <text:p text:style-name="P1"/>
      <text:p text:style-name="P1">2320 <text:s text:c="10"/>Format - Phone Formatting Type <text:s text:c="50"/>C</text:p>
      <text:p text:style-name="P1"/>
      <text:p text:style-name="P1">632 <text:s text:c="11"/>Graphic - Header - PDF Report <text:s text:c="51"/>C</text:p>
      <text:p text:style-name="P1"/>
      <text:p text:style-name="P1">2105 <text:s text:c="10"/>E-mail - Load Notification - Number of hours to delay <text:s text:c="27"/>C</text:p>
      <text:p text:style-name="P1"/>
      <text:p text:style-name="P1">3105 <text:s text:c="10"/>E-Mail - New acct - Body - TEXT - Row <text:s text:c="43"/>C</text:p>
      <text:p text:style-name="P1"/>
      <text:p text:style-name="P1">3107 <text:s text:c="10"/>E-Mail - New acct - Body - TEXT - Footer <text:s text:c="40"/>C</text:p>
      <text:p text:style-name="P1"/>
      <text:p text:style-name="P1">3810 <text:s text:c="10"/>Report Order - e-mail - Notification - Body - HTML <text:s text:c="30"/>C</text:p>
      <text:p text:style-name="P1"/>
      <text:p text:style-name="P1">230 <text:s text:c="11"/>E-mail - Payments - Subject - NOC <text:s text:c="47"/>C</text:p>
      <text:p text:style-name="P1"/>
      <text:p text:style-name="P1">231 <text:s text:c="11"/>E-mail - Payments - Body - NOC - Text <text:s text:c="43"/>C</text:p>
      <text:p text:style-name="P1"/>
      <text:p text:style-name="P1">232 <text:s text:c="11"/>E-mail - Payments - Body - NOC - HTML <text:s text:c="43"/>C</text:p>
      <text:p text:style-name="P1"/>
      <text:p text:style-name="P1">2100 <text:s text:c="10"/>E-mail - Load Notification - Regular - From Address <text:s text:c="29"/>C</text:p>
      <text:p text:style-name="P1"/>
      <text:p text:style-name="P1">2101 <text:s text:c="10"/>E-mail - Load Notification - Regular - Subject <text:s text:c="34"/>C</text:p>
      <text:p text:style-name="P1"/>
      <text:p text:style-name="P1">2102 <text:s text:c="10"/>E-mail - Load Notification - Regular - Body - HTML <text:s text:c="30"/>C</text:p>
      <text:p text:style-name="P1"/>
      <text:p text:style-name="P1">2103 <text:s text:c="10"/>E-mail - Load Notification - Regular - Body - Text <text:s text:c="30"/>C</text:p>
      <text:p text:style-name="P1"/>
      <text:p text:style-name="P1">2110 <text:s text:c="10"/>E-mail - Load Notification - Registration - From Address <text:s text:c="24"/>C</text:p>
      <text:p text:style-name="P1"/>
      <text:p text:style-name="P1">2111 <text:s text:c="10"/>E-mail - Load Notification - Registration - Subject <text:s text:c="29"/>C</text:p>
      <text:p text:style-name="P1"/>
      <text:p text:style-name="P1">2112 <text:s text:c="10"/>E-mail - Load Notification - Registration - Body - HTML <text:s text:c="25"/>C</text:p>
      <text:p text:style-name="P1"/>
      <text:p text:style-name="P1">2113 <text:s text:c="10"/>E-mail - Load Notification - Registration - Body - Text <text:s text:c="25"/>C</text:p>
      <text:p text:style-name="P1"/>
      <text:p text:style-name="P1">2120 <text:s text:c="10"/>E-mail - Load Notification - Reminder - From Address <text:s text:c="28"/>C</text:p>
      <text:p text:style-name="P1"/>
      <text:p text:style-name="P1">2121 <text:s text:c="10"/>E-mail - Load Notification - Reminder - Subject <text:s text:c="33"/>C</text:p>
      <text:p text:style-name="P1"/>
      <text:p text:style-name="P1">2122 <text:s text:c="10"/>E-mail - Load Notification - Reminder - Body - HTML <text:s text:c="29"/>C</text:p>
      <text:p text:style-name="P1"/>
      <text:p text:style-name="P1">2123 <text:s text:c="10"/>E-mail - Load Notification - Reminder - Body - Text <text:s text:c="29"/>C</text:p>
      <text:p text:style-name="P1"/>
      <text:p text:style-name="P1">3811 <text:s text:c="10"/>Report Order - e-mail - Notification - Body - Text <text:s text:c="30"/>C</text:p>
      <text:p text:style-name="P1"/>
      <text:p text:style-name="P1">2306 <text:s text:c="10"/>Format - Time Zone Offset in Minutes <text:s text:c="44"/>N</text:p>
      <text:p text:style-name="P1"/>
      <text:p text:style-name="P1">2200 <text:s text:c="10"/>HyperLink - Graph Export Render Server URL <text:s text:c="38"/>C</text:p>
      <text:p text:style-name="P1"/>
      <text:p text:style-name="P1">2600 <text:s text:c="10"/>Maintenance - Alerts - Number of days in time period for alert evaluation <text:s text:c="7"/>N</text:p>
      <text:p text:style-name="P1"/>
      <text:p text:style-name="P1">2700 <text:s text:c="10"/>E-Mail - Alert - Body - HTML - Header <text:s text:c="43"/>C</text:p>
      <text:p text:style-name="P1"/>
      <text:p text:style-name="P1">2701 <text:s text:c="10"/>E-Mail - Alert - Body - HTML - Group Header <text:s text:c="37"/>C</text:p>
      <text:p text:style-name="P1"/>
      <text:p text:style-name="P1">2702 <text:s text:c="10"/>E-Mail - Alert - Body - HTML - Row <text:s text:c="46"/>C</text:p>
      <text:p text:style-name="P1"/>
      <text:p text:style-name="P1">2703 <text:s text:c="10"/>E-Mail - Alert - Body - HTML - Footer <text:s text:c="43"/>C</text:p>
      <text:p text:style-name="P1"/>
      <text:p text:style-name="P1">2704 <text:s text:c="10"/>E-Mail - Alert - Body - TEXT - Header <text:s text:c="43"/>C</text:p>
      <text:p text:style-name="P1"/>
      <text:p text:style-name="P1">2705 <text:s text:c="10"/>E-Mail - Alert - Body - TEXT - Group Header <text:s text:c="37"/>C</text:p>
      <text:p text:style-name="P1"/>
      <text:p text:style-name="P1">2706 <text:s text:c="10"/>E-Mail - Alert - Body - TEXT - Row <text:s text:c="46"/>C</text:p>
      <text:p text:style-name="P1"/>
      <text:p text:style-name="P1">2707 <text:s text:c="10"/>E-Mail - Alert - Body - TEXT - Footer <text:s text:c="43"/>C</text:p>
      <text:p text:style-name="P1"/>
      <text:p text:style-name="P1">2708 <text:s text:c="10"/>E-Mail - Alert - Body - Month Day Year Format <text:s text:c="35"/>C</text:p>
      <text:p text:style-name="P1"/>
      <text:p text:style-name="P1">2709 <text:s text:c="10"/>E-Mail - Alert - Subject <text:s text:c="56"/>C</text:p>
      <text:p text:style-name="P1"/>
      <text:p text:style-name="P1">2710 <text:s text:c="10"/>E-Mail - Alert - From Address <text:s text:c="51"/>C</text:p>
      <text:p text:style-name="P1"/>
      <text:p text:style-name="P1">2711 <text:s text:c="10"/>E-Mail - Alert - BCC Address <text:s text:c="52"/>C</text:p>
      <text:p text:style-name="P1"/>
      <text:p text:style-name="P1">500 <text:s text:c="11"/>Misc - Statement PDF page <text:s text:c="55"/>C</text:p>
      <text:p text:style-name="P1"/>
      <text:p text:style-name="P1">700 <text:s text:c="11"/>Misc - Map Service id <text:s text:c="59"/>N</text:p>
      <text:p text:style-name="P1"/>
      <text:p text:style-name="P1">701 <text:s text:c="11"/>Hyperlink - Map Server URL <text:s text:c="54"/>C</text:p>
      <text:p text:style-name="P1"/>
      <text:p text:style-name="P1">3109 <text:s text:c="10"/>E-Mail - New acct - Subject <text:s text:c="53"/>C</text:p>
      <text:p text:style-name="P1"/>
      <text:p text:style-name="P1">3110 <text:s text:c="10"/>E-Mail - New acct - From Address <text:s text:c="48"/>C</text:p>
      <text:p text:style-name="P1"/>
      <text:p text:style-name="P1">3111 <text:s text:c="10"/>E-Mail - New acct - BCC Address <text:s text:c="49"/>C</text:p>
      <text:p text:style-name="P1"/>
      <text:p text:style-name="P1">2500 <text:s text:c="10"/>Text - Public hierarchy <text:s text:c="57"/>C</text:p>
      <text:p text:style-name="P1"/>
      <text:p text:style-name="P1">2501 <text:s text:c="10"/>Text - Corporate node <text:s text:c="59"/>C</text:p>
      <text:p text:style-name="P1"/>
      <text:p text:style-name="P1">2502 <text:s text:c="10"/>Text - Unassigned node <text:s text:c="58"/>C</text:p>
      <text:p text:style-name="P1"/>
      <text:p text:style-name="P1">2800 <text:s text:c="10"/>Registration - Product help message <text:s text:c="45"/>C</text:p>
      <text:p text:style-name="P1"/>
      <text:p text:style-name="P1">2307 <text:s text:c="10"/>Format - Rows per Page <text:s text:c="58"/>N</text:p>
      <text:p text:style-name="P1"/>
      <text:p text:style-name="P1">51 <text:s text:c="12"/>Graphic - Main - Help Logo <text:s text:c="54"/>C</text:p>
      <text:p text:style-name="P1"/>
      <text:p text:style-name="P1">324 <text:s text:c="11"/>Maintenance - Off time cycle delete batchsize <text:s text:c="35"/>C</text:p>
      <text:p text:style-name="P1"/>
      <text:p text:style-name="P1">36 <text:s text:c="12"/>Graphic - Main - Profiles Page <text:s text:c="50"/>C</text:p>
      <text:p text:style-name="P1"/>
      <text:p text:style-name="P1">3300 <text:s text:c="10"/>E-mail - Registration - BCC <text:s text:c="53"/>C</text:p>
      <text:p text:style-name="P1"/>
      <text:p text:style-name="P1">3301 <text:s text:c="10"/>E-mail - Forgotten Password - BCC <text:s text:c="47"/>C</text:p>
      <text:p text:style-name="P1"/>
      <text:p text:style-name="P1">3302 <text:s text:c="10"/>E-mail - Registration <text:s text:c="2"/>Load Complete - BCC <text:s text:c="37"/>C</text:p>
      <text:p text:style-name="P1"/>
      <text:p text:style-name="P1">3303 <text:s text:c="10"/>E-mail - Notification <text:s text:c="2"/>New Bill - BCC <text:s text:c="42"/>C</text:p>
      <text:p text:style-name="P1"/>
      <text:p text:style-name="P1">3304 <text:s text:c="10"/>E-mail - Reminder - BCC <text:s text:c="57"/>C</text:p>
      <text:p text:style-name="P1"/>
      <text:p text:style-name="P1">3305 <text:s text:c="10"/>E-mail - Payment <text:s text:c="2"/>ACH Authorization - BCC <text:s text:c="38"/>C</text:p>
      <text:p text:style-name="P1"/>
      <text:p text:style-name="P1">3306 <text:s text:c="10"/>E-mail - Payment <text:s text:c="2"/>CC Authorization - BCC <text:s text:c="39"/>C</text:p>
      <text:p text:style-name="P1"/>
      <text:p text:style-name="P1">52 <text:s text:c="12"/>Graphic - Payment Receipt Page <text:s text:c="50"/>C</text:p>
      <text:p text:style-name="P1"/>
      <text:p text:style-name="P1">3307 <text:s text:c="10"/>E-mail - Payment <text:s text:c="2"/>CC Accepted - BCC <text:s text:c="44"/>C</text:p>
      <text:p text:style-name="P1"/>
      <text:p text:style-name="P1">3308 <text:s text:c="10"/>E-mail - Payment <text:s text:c="2"/>ACH Rejected - BCC <text:s text:c="43"/>C</text:p>
      <text:p text:style-name="P1"/>
      <text:p text:style-name="P1">3309 <text:s text:c="10"/>E-mail - Payment <text:s text:c="2"/>CC Rejected - BCC <text:s text:c="44"/>C</text:p>
      <text:p text:style-name="P1"/>
      <text:p text:style-name="P1">3310 <text:s text:c="10"/>E-mail - Payment <text:s text:c="2"/>Credit Card Expiration Warning - BCC <text:s text:c="25"/>C</text:p>
      <text:p text:style-name="P1"/>
      <text:p text:style-name="P1">3311 <text:s text:c="10"/>E-mail - Payment <text:s text:c="2"/>NOC - BCC <text:s text:c="52"/>C</text:p>
      <text:p text:style-name="P1"/>
      <text:p text:style-name="P1">322 <text:s text:c="11"/>Maintenance - Slow time cycle delete batchsize <text:s text:c="34"/>C</text:p>
      <text:p text:style-name="P1"/>
      <text:p text:style-name="P1">323 <text:s text:c="11"/>Maintenance - Peak time cycle delete batchsize <text:s text:c="34"/>C</text:p>
      <text:p text:style-name="P1"/>
      <text:p text:style-name="P1">3312 <text:s text:c="10"/>E-mail - Auto-pay <text:s text:c="2"/>Credit Card Expired - BCC <text:s text:c="35"/>C</text:p>
      <text:p text:style-name="P1"/>
      <text:p text:style-name="P1">3313 <text:s text:c="10"/>E-mail - Auto-pay <text:s text:c="2"/>Exceeded CC Payment Limit - BCC <text:s text:c="29"/>C</text:p>
      <text:p text:style-name="P1"/>
      <text:p text:style-name="P1">3314 <text:s text:c="10"/>E-mail - Auto-pay <text:s text:c="2"/>No Permissions - BCC <text:s text:c="40"/>C</text:p>
      <text:p text:style-name="P1"/>
      <text:p text:style-name="P1">3315 <text:s text:c="10"/>E-mail - Auto-pay <text:s text:c="2"/>Exceeded EFT Payment Limit - BCC <text:s text:c="28"/>C</text:p>
      <text:p text:style-name="P1"/>
      <text:p text:style-name="P1">3200 <text:s text:c="10"/>E-mail - Payment <text:s text:c="2"/>ACH Authorization - From Address <text:s text:c="29"/>C</text:p>
      <text:p text:style-name="P1"/>
      <text:p text:style-name="P1">3201 <text:s text:c="10"/>E-mail - Payment <text:s text:c="2"/>CC Authorization - From Address <text:s text:c="30"/>C</text:p>
      <text:p text:style-name="P1"/>
      <text:p text:style-name="P1">3202 <text:s text:c="10"/>E-mail - Payment <text:s text:c="2"/>CC Accepted - From Address <text:s text:c="35"/>C</text:p>
      <text:p text:style-name="P1"/>
      <text:p text:style-name="P1">3203 <text:s text:c="10"/>E-mail - Payment <text:s text:c="2"/>ACH Rejected - From Address <text:s text:c="34"/>C</text:p>
      <text:p text:style-name="P1"/>
      <text:p text:style-name="P1">3204 <text:s text:c="10"/>E-mail - Payment <text:s text:c="2"/>CC Rejected - From Address <text:s text:c="35"/>C</text:p>
      <text:p text:style-name="P1"/>
      <text:p text:style-name="P1">3205 <text:s text:c="10"/>E-mail - Payment <text:s text:c="2"/>Credit Card Expiration Warning - From Address <text:s text:c="16"/>C</text:p>
      <text:p text:style-name="P1"/>
      <text:p text:style-name="P1">3206 <text:s text:c="10"/>E-mail - Payment <text:s text:c="2"/>NOC - From Address <text:s text:c="43"/>C</text:p>
      <text:p text:style-name="P1"/>
      <text:p text:style-name="P1">3207 <text:s text:c="10"/>E-mail - Auto-pay <text:s text:c="2"/>Credit Card Expired - From Address <text:s text:c="26"/>C</text:p>
      <text:p text:style-name="P1"/>
      <text:p text:style-name="P1">3208 <text:s text:c="10"/>E-mail - Auto-pay <text:s text:c="2"/>Exceeded CC Payment Limit - From Address <text:s text:c="20"/>C</text:p>
      <text:p text:style-name="P1"/>
      <text:p text:style-name="P1">3209 <text:s text:c="10"/>E-mail - Auto-pay <text:s text:c="2"/>No Permissions - From Address <text:s text:c="31"/>C</text:p>
      <text:p text:style-name="P1"/>
      <text:p text:style-name="P1">3210 <text:s text:c="10"/>E-mail - Auto-pay <text:s text:c="2"/>Exceeded EFT Payment Limit - From Address <text:s text:c="19"/>C</text:p>
      <text:p text:style-name="P1"/>
      <text:p text:style-name="P1">224 <text:s text:c="11"/>E-mail - Payment <text:s text:c="2"/>ACH Authorization - Subject <text:s text:c="34"/>C</text:p>
      <text:p text:style-name="P1"/>
      <text:p text:style-name="P1">225 <text:s text:c="11"/>E-mail - Payment <text:s text:c="2"/>CC Authorization - Subject <text:s text:c="35"/>C</text:p>
      <text:p text:style-name="P1"/>
      <text:p text:style-name="P1">226 <text:s text:c="11"/>E-mail - Payment <text:s text:c="2"/>ACH Rejected - Subject <text:s text:c="39"/>C</text:p>
      <text:p text:style-name="P1"/>
      <text:p text:style-name="P1">227 <text:s text:c="11"/>E-mail - Payment <text:s text:c="2"/>CC Rejected - Subject <text:s text:c="40"/>C</text:p>
      <text:p text:style-name="P1"/>
      <text:p text:style-name="P1">3812 <text:s text:c="10"/>Report Order - e-mail - Notification - Subject <text:s text:c="34"/>C</text:p>
      <text:p text:style-name="P1"/>
      <text:p text:style-name="P1">3813 <text:s text:c="10"/>Report Order - e-mail - Notification - From Address <text:s text:c="29"/>C</text:p>
      <text:p text:style-name="P1"/>
      <text:p text:style-name="P1">3814 <text:s text:c="10"/>Report Order - e-mail - Notification - BCC Address <text:s text:c="30"/>C</text:p>
      <text:p text:style-name="P1"/>
      <text:p text:style-name="P1">3815 <text:s text:c="10"/>Report Order - e-mail - No Data - Body - HTML <text:s text:c="35"/>C</text:p>
      <text:p text:style-name="P1"/>
      <text:p text:style-name="P1">3816 <text:s text:c="10"/>Report Order - e-mail - No Data - Body - Text <text:s text:c="35"/>C</text:p>
      <text:p text:style-name="P1"/>
      <text:p text:style-name="P1">3817 <text:s text:c="10"/>Report Order - e-mail - No Data - Subject <text:s text:c="39"/>C</text:p>
      <text:p text:style-name="P1"/>
      <text:p text:style-name="P1">3818 <text:s text:c="10"/>Report Order - e-mail - No Data - From Address <text:s text:c="34"/>C</text:p>
      <text:p text:style-name="P1"/>
      <text:p text:style-name="P1">3819 <text:s text:c="10"/>Report Order - e-mail - No Data - BCC Address <text:s text:c="35"/>C</text:p>
      <text:p text:style-name="P1"/>
      <text:p text:style-name="P1">3820 <text:s text:c="10"/>Report Order - e-mail - Hold - Body - HTML <text:s text:c="38"/>C</text:p>
      <text:p text:style-name="P1"/>
      <text:p text:style-name="P1">3821 <text:s text:c="10"/>Report Order - e-mail - Hold - Body - Text <text:s text:c="38"/>C</text:p>
      <text:p text:style-name="P1"/>
      <text:p text:style-name="P1">3822 <text:s text:c="10"/>Report Order - e-mail - Hold - Subject <text:s text:c="42"/>C</text:p>
      <text:p text:style-name="P1"/>
      <text:p text:style-name="P1">3823 <text:s text:c="10"/>Report Order - e-mail - Hold - From Address <text:s text:c="37"/>C</text:p>
      <text:p text:style-name="P1"/>
      <text:p text:style-name="P1">3824 <text:s text:c="10"/>Report Order - e-mail - Hold - BCC Address <text:s text:c="38"/>C</text:p>
      <text:p text:style-name="P1"/>
      <text:p text:style-name="P1">3825 <text:s text:c="10"/>Report Order - e-mail - Hold Storage - Body - HTML <text:s text:c="30"/>C</text:p>
      <text:p text:style-name="P1"/>
      <text:p text:style-name="P1">3826 <text:s text:c="10"/>Report Order - e-mail - Hold Storage - Body - Text <text:s text:c="30"/>C</text:p>
      <text:p text:style-name="P1"/>
      <text:p text:style-name="P1">3827 <text:s text:c="10"/>Report Order - e-mail - Hold Storage - Subject <text:s text:c="34"/>C</text:p>
      <text:p text:style-name="P1"/>
      <text:p text:style-name="P1">3828 <text:s text:c="10"/>Report Order - e-mail - Hold Storage - From Address <text:s text:c="29"/>C</text:p>
      <text:p text:style-name="P1"/>
      <text:p text:style-name="P1">3829 <text:s text:c="10"/>Report Order - e-mail - Hold Storage - BCC Address <text:s text:c="30"/>C</text:p>
      <text:p text:style-name="P1"/>
      <text:p text:style-name="P1">3424 <text:s text:c="10"/>Revised bill e-mail (scenario 1) - BCC Address (new) <text:s text:c="28"/>C</text:p>
      <text:p text:style-name="P1"/>
      <text:p text:style-name="P1">3800 <text:s text:c="10"/>Report Order - Number of days before a processed report order expires. <text:s text:c="10"/>N</text:p>
      <text:p text:style-name="P1"/>
      <text:p text:style-name="P1">3801 <text:s text:c="10"/>Report Order - Maximum number of stored reports allowed for a user. <text:s text:c="13"/>N</text:p>
      <text:p text:style-name="P1"/>
      <text:p text:style-name="P1">3802 <text:s text:c="10"/>Report Order - Total file system space (MB) available by user. <text:s text:c="18"/>N</text:p>
      <text:p text:style-name="P1"/>
      <text:p text:style-name="P1">3803 <text:s text:c="10"/>Report Order - Number of days before inactivity hold is placed on report order. <text:s/>N</text:p>
      <text:p text:style-name="P1"/>
      <text:p text:style-name="P1">3428 <text:s text:c="10"/>Revised bill e-mail (scenario 5) - BCC Address (new) <text:s text:c="28"/>C</text:p>
      <text:p text:style-name="P1"/>
      <text:p text:style-name="P1">3429 <text:s text:c="10"/>Revised bill e-mail (scenario 6) - BCC Address (new) <text:s text:c="28"/>C</text:p>
      <text:p text:style-name="P1"/>
      <text:p text:style-name="P1">136 <text:s text:c="11"/>Message - Payment Submission Page Instructions <text:s text:c="34"/>C</text:p>
      <text:p text:style-name="P1"/>
      <text:p text:style-name="P1">2900 <text:s text:c="10"/>Graphic - Bank Account help <text:s text:c="53"/>C</text:p>
      <text:p text:style-name="P1"/>
      <text:p text:style-name="P1">2950 <text:s text:c="10"/>Payments - External payment warning message <text:s text:c="37"/>C</text:p>
      <text:p text:style-name="P1"/>
      <text:p text:style-name="P1">1204 <text:s text:c="10"/>Payment Setup - No Autopay Option <text:s text:c="47"/>C</text:p>
      <text:p text:style-name="P1"/>
      <text:p text:style-name="P1">1207 <text:s text:c="10"/>Payment Setup - EFT Autopay Yes / CC Autopay Yes <text:s text:c="32"/>C</text:p>
      <text:p text:style-name="P1"/>
      <text:p text:style-name="P1">1208 <text:s text:c="10"/>Payment Setup - EFT Autopay Yes / CC Autopay No <text:s text:c="33"/>C</text:p>
      <text:p text:style-name="P1"/>
      <text:p text:style-name="P1">1209 <text:s text:c="10"/>Payment Setup - EFT Autopay No / CC Autopay Yes <text:s text:c="33"/>C</text:p>
      <text:p text:style-name="P1"/>
      <text:p text:style-name="P1">3010 <text:s text:c="10"/>E-Mail - Payments - Body - Autopay Invalid Permission - Text <text:s text:c="20"/>C</text:p>
      <text:p text:style-name="P1"/>
      <text:p text:style-name="P1">3011 <text:s text:c="10"/>E-Mail - Payments - Body - Autopay Invalid Permission - HTML <text:s text:c="20"/>C</text:p>
      <text:p text:style-name="P1"/>
      <text:p text:style-name="P1">3012 <text:s text:c="10"/>E-Mail - Payments - Subject - Autopay Invalid Permission <text:s text:c="24"/>C</text:p>
      <text:p text:style-name="P1"/>
      <text:p text:style-name="P1">3013 <text:s text:c="10"/>E-Mail - Payments - Body - Autopay Maximum Exceeded - Text <text:s text:c="22"/>C</text:p>
      <text:p text:style-name="P1"/>
      <text:p text:style-name="P1">3014 <text:s text:c="10"/>E-Mail - Payments - Body - Autopay Maximum Exceeded - HTML <text:s text:c="22"/>C</text:p>
      <text:p text:style-name="P1"/>
      <text:p text:style-name="P1">3015 <text:s text:c="10"/>E-Mail - Payments - Subject - Autopay Maximum Exceeded <text:s text:c="26"/>C</text:p>
      <text:p text:style-name="P1"/>
      <text:p text:style-name="P1">3016 <text:s text:c="10"/>E-Mail - Payments - Body - Autopay Expired Card - Text <text:s text:c="26"/>C</text:p>
      <text:p text:style-name="P1"/>
      <text:p text:style-name="P1">3017 <text:s text:c="10"/>E-Mail - Payments - Body - Autopay Expired Card - HTML <text:s text:c="26"/>C</text:p>
      <text:p text:style-name="P1"/>
      <text:p text:style-name="P1">3018 <text:s text:c="10"/>E-Mail - Payments - Subject - Autopay Expired Card <text:s text:c="30"/>C</text:p>
      <text:p text:style-name="P1"/>
      <text:p text:style-name="P1">41 <text:s text:c="12"/>Payment Receipt <text:s text:c="65"/>C</text:p>
      <text:p text:style-name="P1"/>
      <text:p text:style-name="P1">15 <text:s text:c="12"/>Reference File - Statement Include <text:s text:c="46"/>C</text:p>
      <text:p text:style-name="P1"/>
      <text:p text:style-name="P1">34 <text:s text:c="12"/>Message - Payment Authorization Page (single payment) <text:s text:c="27"/>C</text:p>
      <text:p text:style-name="P1"/>
      <text:p text:style-name="P1">134 <text:s text:c="11"/>Message - Payment Authorization Page (multiple payments) <text:s text:c="24"/>C</text:p>
      <text:p text:style-name="P1"/>
      <text:p text:style-name="P1">35 <text:s text:c="12"/>Message - Payment Receipt Page (single payment) <text:s text:c="33"/>C</text:p>
      <text:p text:style-name="P1"/>
      <text:p text:style-name="P1">135 <text:s text:c="11"/>Message - Payment Receipt Page (multiple payment) <text:s text:c="31"/>C</text:p>
      <text:p text:style-name="P1"/>
      <text:p text:style-name="P1">1250 <text:s text:c="10"/>Payment - Maximum EFT Payment Amount <text:s text:c="44"/>N</text:p>
      <text:p text:style-name="P1"/>
      <text:p text:style-name="P1">1251 <text:s text:c="10"/>Payment Flag: Maximum EFT Payment Amount Fixed <text:s text:c="34"/>N</text:p>
      <text:p text:style-name="P1"/>
      <text:p text:style-name="P1">1252 <text:s text:c="10"/>Payment - Minimum EFT Payment Amount <text:s text:c="44"/>N</text:p>
      <text:p text:style-name="P1"/>
      <text:p text:style-name="P1">1253 <text:s text:c="10"/>Payment Flag: Minimum EFT Payment Amount Fixed <text:s text:c="34"/>N</text:p>
      <text:p text:style-name="P1"/>
      <text:p text:style-name="P1">1254 <text:s text:c="10"/>Payment - Maximum CC Payment Amount <text:s text:c="45"/>N</text:p>
      <text:p text:style-name="P1"/>
      <text:p text:style-name="P1">1255 <text:s text:c="10"/>Payment Flag: Maximum CC Payment Amount Fixed <text:s text:c="35"/>N</text:p>
      <text:p text:style-name="P1"/>
      <text:p text:style-name="P1">1256 <text:s text:c="10"/>Payment - Minimum CC Payment Amount <text:s text:c="45"/>N</text:p>
      <text:p text:style-name="P1"/>
      <text:p text:style-name="P1">1257 <text:s text:c="10"/>Payment - Flag: Minimum CC Payment Amount Fixed <text:s text:c="33"/>N</text:p>
      <text:p text:style-name="P1"/>
      <text:p text:style-name="P1">3425 <text:s text:c="10"/>Revised bill e-mail (scenario 2) - BCC Address (new) <text:s text:c="28"/>C</text:p>
      <text:p text:style-name="P1"/>
      <text:p text:style-name="P1">1850 <text:s text:c="10"/>E-mail - Client Notification - Registration - To Address <text:s text:c="24"/>C</text:p>
      <text:p text:style-name="P1"/>
      <text:p text:style-name="P1">1851 <text:s text:c="10"/>E-mail - Client Notification - Registration <text:s/>- Body <text:s text:c="29"/>C</text:p>
      <text:p text:style-name="P1"/>
      <text:p text:style-name="P1">1852 <text:s text:c="10"/>E-mail - Client Notification - Registration <text:s/>- Subject <text:s text:c="26"/>C</text:p>
      <text:p text:style-name="P1"/>
      <text:p text:style-name="P1">1853 <text:s text:c="10"/>E-mail - Client Notification - Registration <text:s/>- bcc Address <text:s text:c="22"/>C</text:p>
      <text:p text:style-name="P1"/>
      <text:p text:style-name="P1">1854 <text:s text:c="10"/>E-mail - Client Notification - Registration <text:s/>- from Address <text:s text:c="21"/>C</text:p>
      <text:p text:style-name="P1"/>
      <text:p text:style-name="P1">3400 <text:s text:c="10"/>Revised bill e-mail (scenario 1) - Body - HTML (new) <text:s text:c="28"/>C</text:p>
      <text:p text:style-name="P1"/>
      <text:p text:style-name="P1">3401 <text:s text:c="10"/>Revised bill e-mail (scenario 1) - Body - Text (new) <text:s text:c="28"/>C</text:p>
      <text:p text:style-name="P1"/>
      <text:p text:style-name="P1">3402 <text:s text:c="10"/>Revised bill e-mail (scenario 1) - From Address (new) <text:s text:c="27"/>C</text:p>
      <text:p text:style-name="P1"/>
      <text:p text:style-name="P1">3403 <text:s text:c="10"/>Revised bill e-mail (scenario 1) - Subject (new) <text:s text:c="32"/>C</text:p>
      <text:p text:style-name="P1"/>
      <text:p text:style-name="P1">3404 <text:s text:c="10"/>Revised bill e-mail (scenario 2) - Body - HTML (new) <text:s text:c="28"/>C</text:p>
      <text:p text:style-name="P1"/>
      <text:p text:style-name="P1">3405 <text:s text:c="10"/>Revised bill e-mail (scenario 2) - Body - Text (new) <text:s text:c="28"/>C</text:p>
      <text:p text:style-name="P1"/>
      <text:p text:style-name="P1">3406 <text:s text:c="10"/>Revised bill e-mail (scenario 2) - From Address (new) <text:s text:c="27"/>C</text:p>
      <text:p text:style-name="P1"/>
      <text:p text:style-name="P1">3407 <text:s text:c="10"/>Revised bill e-mail (scenario 2) - Subject (new) <text:s text:c="32"/>C</text:p>
      <text:p text:style-name="P1"/>
      <text:p text:style-name="P1">3408 <text:s text:c="10"/>Revised bill e-mail (scenario 3) - Body - HTML (new) <text:s text:c="28"/>C</text:p>
      <text:p text:style-name="P1"/>
      <text:p text:style-name="P1">3409 <text:s text:c="10"/>Revised bill e-mail (scenario 3) - Body - Text (new) <text:s text:c="28"/>C</text:p>
      <text:p text:style-name="P1"/>
      <text:p text:style-name="P1">3410 <text:s text:c="10"/>Revised bill e-mail (scenario 3) - From Address (new) <text:s text:c="27"/>C</text:p>
      <text:p text:style-name="P1"/>
      <text:p text:style-name="P1">3411 <text:s text:c="10"/>Revised bill e-mail (scenario 3) - Subject (new) <text:s text:c="32"/>C</text:p>
      <text:p text:style-name="P1"/>
      <text:p text:style-name="P1">3412 <text:s text:c="10"/>Revised bill e-mail (scenario 4) - Body - HTML (new) <text:s text:c="28"/>C</text:p>
      <text:p text:style-name="P1"/>
      <text:p text:style-name="P1">3413 <text:s text:c="10"/>Revised bill e-mail (scenario 4) - Body - Text (new) <text:s text:c="28"/>C</text:p>
      <text:p text:style-name="P1"/>
      <text:p text:style-name="P1">3414 <text:s text:c="10"/>Revised bill e-mail (scenario 4) - From Address (new) <text:s text:c="27"/>C</text:p>
      <text:p text:style-name="P1"/>
      <text:p text:style-name="P1">3415 <text:s text:c="10"/>Revised bill e-mail (scenario 4) - Subject (new) <text:s text:c="32"/>C</text:p>
      <text:p text:style-name="P1"/>
      <text:p text:style-name="P1">3416 <text:s text:c="10"/>Revised bill e-mail (scenario 5) - Body - HTML (new) <text:s text:c="28"/>C</text:p>
      <text:p text:style-name="P1"/>
      <text:p text:style-name="P1">3417 <text:s text:c="10"/>Revised bill e-mail (scenario 5) - Body - Text (new) <text:s text:c="28"/>C</text:p>
      <text:p text:style-name="P1"/>
      <text:p text:style-name="P1">3418 <text:s text:c="10"/>Revised bill e-mail (scenario 5) - From Address (new) <text:s text:c="27"/>C</text:p>
      <text:p text:style-name="P1"/>
      <text:p text:style-name="P1">3419 <text:s text:c="10"/>Revised bill e-mail (scenario 5) - Subject (new) <text:s text:c="32"/>C</text:p>
      <text:p text:style-name="P1"/>
      <text:p text:style-name="P1">3420 <text:s text:c="10"/>Revised bill e-mail (scenario 6) - Body - HTML (new) <text:s text:c="28"/>C</text:p>
      <text:p text:style-name="P1"/>
      <text:p text:style-name="P1">3421 <text:s text:c="10"/>Revised bill e-mail (scenario 6) - Body - Text (new) <text:s text:c="28"/>C</text:p>
      <text:p text:style-name="P1"/>
      <text:p text:style-name="P1">3422 <text:s text:c="10"/>Revised bill e-mail (scenario 6) - From Address (new) <text:s text:c="27"/>C</text:p>
      <text:p text:style-name="P1"/>
      <text:p text:style-name="P1">3423 <text:s text:c="10"/>Revised bill e-mail (scenario 6) - Subject (new) <text:s text:c="32"/>C</text:p>
      <text:p text:style-name="P1"/>
      <text:p text:style-name="P1">3019 <text:s text:c="10"/>Auto-pay Canceled - Maximum ACH Payment Amount Exceeded - Body - Text <text:s text:c="11"/>C</text:p>
      <text:p text:style-name="P1"/>
      <text:p text:style-name="P1">3020 <text:s text:c="10"/>Auto-pay Canceled - Maximum ACH Payment Amount Exceeded - Body - HTML <text:s text:c="11"/>C</text:p>
      <text:p text:style-name="P1"/>
      <text:p text:style-name="P1">3021 <text:s text:c="10"/>Auto-pay Canceled - Maximum ACH Payment Amount Exceeded - Subject <text:s text:c="15"/>C</text:p>
      <text:p text:style-name="P1"/>
      <text:p text:style-name="P1">3910 <text:s text:c="10"/>Hierarchies - Number of nodes for level dropdown <text:s text:c="32"/>N</text:p>
      <text:p text:style-name="P1"/>
      <text:p text:style-name="P1">3830 <text:s text:c="10"/>Report Order - e-mail - Error Notification - Body - HTML <text:s text:c="24"/>C</text:p>
      <text:p text:style-name="P1"/>
      <text:p text:style-name="P1">3831 <text:s text:c="10"/>Report Order - e-mail - Error Notification - Body - Text <text:s text:c="24"/>C</text:p>
      <text:p text:style-name="P1"/>
      <text:p text:style-name="P1">3550 <text:s text:c="10"/>Enter Payment Information Page custom message <text:s text:c="35"/>C</text:p>
      <text:p text:style-name="P1"/>
      <text:p text:style-name="P1">3551 <text:s text:c="10"/>Payment Sources Page custom message <text:s text:c="45"/>C</text:p>
      <text:p text:style-name="P1"/>
      <text:p text:style-name="P1">325 <text:s text:c="11"/>Transfer Organization Data Batchsize <text:s text:c="44"/>N</text:p>
      <text:p text:style-name="P1"/>
      <text:p text:style-name="P1">297 <text:s text:c="11"/>Payment Remittance - Lockbox Grouping Method <text:s text:c="36"/>N</text:p>
      <text:p text:style-name="P1"/>
      <text:p text:style-name="P1">3350 <text:s text:c="10"/>E-mail - Base URL value <text:s text:c="57"/>C</text:p>
      <text:p text:style-name="P1"/>
      <text:p text:style-name="P1">3805 <text:s text:c="10"/>Report Order - Maximum Email Attachment Size (KB) <text:s text:c="31"/>N</text:p>
      <text:p text:style-name="P1"/>
      <text:p text:style-name="P1">4005 <text:s text:c="10"/>Hierarchy Import Instructions <text:s text:c="51"/>C</text:p>
      <text:p text:style-name="P1"/>
      <text:p text:style-name="P1">4200 <text:s text:c="10"/>Add Linked Acct Acct Num Text Box Instructions <text:s text:c="34"/>C</text:p>
      <text:p text:style-name="P1"/>
      <text:p text:style-name="P1">4201 <text:s text:c="10"/>Add Linked Acct Page Instructions <text:s text:c="47"/>C</text:p>
      <text:p text:style-name="P1"/>
      <text:p text:style-name="P1">554 <text:s text:c="11"/>Globys X.509 Common Name (CN) <text:s text:c="51"/>C</text:p>
      <text:p text:style-name="P1"/>
      <text:p text:style-name="P1">3912 <text:s text:c="10"/>Evaluation time period (days) <text:s text:c="51"/>N</text:p>
      <text:p text:style-name="P1"/>
      <text:p text:style-name="P1">3913 <text:s text:c="10"/>Maximum (dollar) total of auto-resolved disputes <text:s text:c="32"/>N</text:p>
      <text:p text:style-name="P1"/>
      <text:p text:style-name="P1">3914 <text:s text:c="10"/>Maximum (dollar) amount of individual auto-resolved disputes <text:s text:c="20"/>N</text:p>
      <text:p text:style-name="P1"/>
      <text:p text:style-name="P1">3915 <text:s text:c="10"/>Message - Payment Submission Page Terms and Conditions <text:s text:c="26"/>C</text:p>
      <text:p text:style-name="P1"/>
      <text:p text:style-name="P1">3916 <text:s text:c="10"/>Instructional message how to proceed with further communication closed dispute <text:s text:c="2"/>C</text:p>
      <text:p text:style-name="P1"/>
      <text:p text:style-name="P1">3917 <text:s text:c="10"/>The client response comments for disputes that are automatically resolved <text:s text:c="7"/>C</text:p>
      <text:p text:style-name="P1"/>
      <text:p text:style-name="P1">3804 <text:s text:c="10"/>Report Order Redirect Threshold <text:s text:c="49"/>N</text:p>
      <text:p text:style-name="P1"/>
      <text:p text:style-name="P1">4000 <text:s text:c="10"/>Hierarchy Export - main message <text:s text:c="49"/>C</text:p>
      <text:p text:style-name="P1"/>
      <text:p text:style-name="P1">4001 <text:s text:c="10"/>Hierarchy Export - Branch message <text:s text:c="47"/>C</text:p>
      <text:p text:style-name="P1"/>
      <text:p text:style-name="P1">4002 <text:s text:c="10"/>Hierarchy Export - Elements message <text:s text:c="45"/>C</text:p>
      <text:p text:style-name="P1"/>
      <text:p text:style-name="P1">4003 <text:s text:c="10"/>Hierarchy Export - File Format message <text:s text:c="42"/>C</text:p>
      <text:p text:style-name="P1"/>
      <text:p text:style-name="P1">4004 <text:s text:c="10"/>Hierarchy Export - PDF File Format message <text:s text:c="38"/>C</text:p>
      <text:p text:style-name="P1"/>
      <text:p text:style-name="P1">3911 <text:s text:c="10"/>Oops page email address <text:s text:c="57"/>C</text:p>
      <text:p text:style-name="P1"/>
      <text:p text:style-name="P1">3921 <text:s text:c="10"/>Message - Payment Submission Page Terms and Conditions <text:s text:c="26"/>C</text:p>
      <text:p text:style-name="P1"/>
      <text:p text:style-name="P1">3920 <text:s text:c="10"/>Message - Payment Submission Page Instructions (Payment Terms Displayed) <text:s text:c="8"/>C</text:p>
      <text:p text:style-name="P1"/>
      <text:p text:style-name="P1">3806 <text:s text:c="10"/>Report Order - Attachment Download URL <text:s text:c="42"/>C</text:p>
      <text:p text:style-name="P1"/>
      <text:p text:style-name="P1">3807 <text:s text:c="10"/>Report Order - Attachment Size Exceeded Message <text:s text:c="33"/>C</text:p>
      <text:p text:style-name="P1"/>
      <text:p text:style-name="P1">3835 <text:s text:c="10"/>Report Order - e-mail - URL - Body - HTML <text:s text:c="39"/>C</text:p>
      <text:p text:style-name="P1"/>
      <text:p text:style-name="P1">3836 <text:s text:c="10"/>Report Order - e-mail - URL - Body - Text <text:s text:c="39"/>C</text:p>
      <text:p text:style-name="P1"/>
      <text:p text:style-name="P1">3837 <text:s text:c="10"/>Report Order - e-mail - URL - Body - Subject <text:s text:c="36"/>C</text:p>
      <text:p text:style-name="P1"/>
      <text:p text:style-name="P1">3838 <text:s text:c="10"/>Report Order - e-mail - URL - Body - From Address <text:s text:c="31"/>C</text:p>
      <text:p text:style-name="P1"/>
      <text:p text:style-name="P1">3839 <text:s text:c="10"/>Report Order - e-mail - URL - Body - BCC Address <text:s text:c="32"/>C</text:p>
      <text:p text:style-name="P1"/>
      <text:p text:style-name="P1">3840 <text:s text:c="10"/>Report Order - e-mail - Attachment - Body - HTML <text:s text:c="32"/>C</text:p>
      <text:p text:style-name="P1"/>
      <text:p text:style-name="P1">3841 <text:s text:c="10"/>Report Order - e-mail - Attachment - Body - Text <text:s text:c="32"/>C</text:p>
      <text:p text:style-name="P1"/>
      <text:p text:style-name="P1">3842 <text:s text:c="10"/>Report Order - e-mail - Attachment - Body - Subject <text:s text:c="29"/>C</text:p>
      <text:p text:style-name="P1"/>
      <text:p text:style-name="P1">3843 <text:s text:c="10"/>Report Order - e-mail - Attachment - Body - From Address <text:s text:c="24"/>C</text:p>
      <text:p text:style-name="P1"/>
      <text:p text:style-name="P1">3844 <text:s text:c="10"/>Report Order - e-mail - Attachment - Body - BCC Address <text:s text:c="25"/>C</text:p>
      <text:p text:style-name="P1"/>
      <text:p text:style-name="P1">4010 <text:s text:c="10"/>Help Image Directory <text:s text:c="60"/>C</text:p>
      <text:p text:style-name="P1"/>
      <text:p text:style-name="P1">20000 <text:s text:c="9"/>I-Statement CE - Payments - Number of days in the future a payment can be made <text:s text:c="2"/>N</text:p>
      <text:p text:style-name="P1"/>
      <text:p text:style-name="P1">20001 <text:s text:c="9"/>I-Statement CE - Navigation - Name of optional client root page <text:s text:c="17"/>C</text:p>
      <text:p text:style-name="P1"/>
      <text:p text:style-name="P1">20002 <text:s text:c="9"/>I-Statement CE - Navigation - URL of optional client root page <text:s text:c="18"/>C</text:p>
      <text:p text:style-name="P1"/>
      <text:p text:style-name="P1">20003 <text:s text:c="9"/>I-Statement CE - Navigation - Delimiter to separate the parent and child pages <text:s text:c="2"/>C</text:p>
      <text:p text:style-name="P1"/>
      <text:p text:style-name="P1">3918 <text:s text:c="10"/>Message <text:s text:c="2"/>Setup Pmnt Methods Pg Add Instruct (Payment Terms Displayed) <text:s text:c="10"/>C</text:p>
      <text:p text:style-name="P1"/>
      <text:p text:style-name="P1">4006 <text:s text:c="10"/>Hierarchy Import Confirmation <text:s text:c="51"/>C</text:p>
      <text:p text:style-name="P1"/>
      <text:p text:style-name="P1">1932 <text:s text:c="10"/>Misc - Summary drill-down export limit <text:s text:c="42"/>N</text:p>
      <text:p text:style-name="P1"/>
      <text:p text:style-name="P1">298 <text:s text:c="11"/>Payment - Statement group exceeds 1,000 accounts <text:s text:c="32"/>C</text:p>
      <text:p text:style-name="P1"/>
      <text:p text:style-name="P1">299 <text:s text:c="11"/>Payment Remittance - use display_acct_num <text:s text:c="39"/>N</text:p>
      <text:p text:style-name="P1"/>
      <text:p text:style-name="P1">1933 <text:s text:c="10"/>Misc - Summary drill-down export limit warning message <text:s text:c="26"/>C</text:p>
      <text:p text:style-name="P1"/>
      <text:p text:style-name="P1">140 <text:s text:c="11"/>Message - Additional Statement - Line 1 <text:s text:c="41"/>C</text:p>
      <text:p text:style-name="P1"/>
      <text:p text:style-name="P1">141 <text:s text:c="11"/>Message - Additional Statement - Line 2 <text:s text:c="41"/>C</text:p>
      <text:p text:style-name="P1"/>
      <text:p text:style-name="P1">142 <text:s text:c="11"/>Message - Additional Statement - Line 3 <text:s text:c="41"/>C</text:p>
      <text:p text:style-name="P1"/>
      <text:p text:style-name="P1">143 <text:s text:c="11"/>Message - Additional Statement - Line 4 <text:s text:c="41"/>C</text:p>
      <text:p text:style-name="P1"/>
      <text:p text:style-name="P1">144 <text:s text:c="11"/>Message - Additional Statement - Line 5 <text:s text:c="41"/>C</text:p>
      <text:p text:style-name="P1"/>
      <text:p text:style-name="P1">4011 <text:s text:c="10"/>Host (Common) Name for SSL Certificate <text:s text:c="42"/>C</text:p>
      <text:p text:style-name="P1"/>
      <text:p text:style-name="P1">20005 <text:s text:c="9"/>BPM - Login - Password RegExpression Validator <text:s text:c="34"/>C</text:p>
      <text:p text:style-name="P1"/>
      <text:p text:style-name="P1">20006 <text:s text:c="9"/>BPM - Login - Lockout Timeperiod Minutes <text:s text:c="40"/>N</text:p>
      <text:p text:style-name="P1"/>
      <text:p text:style-name="P1">20004 <text:s text:c="9"/>BPM - Default Home Page <text:s text:c="57"/>C</text:p>
      <text:p text:style-name="P1"/>
      <text:p text:style-name="P1">4027 <text:s text:c="10"/>Message Center Home Page Mail Module Title <text:s text:c="38"/>C</text:p>
      <text:p text:style-name="P1"/>
      <text:p text:style-name="P1">4028 <text:s text:c="10"/>Message Center Home Page News Module Title <text:s text:c="38"/>C</text:p>
      <text:p text:style-name="P1"/>
      <text:p text:style-name="P1">4029 <text:s text:c="10"/>Message Center Mail Instructions <text:s text:c="48"/>C</text:p>
      <text:p text:style-name="P1"/>
      <text:p text:style-name="P1">4030 <text:s text:c="10"/>Message Center News Instructions <text:s text:c="48"/>C</text:p>
      <text:p text:style-name="P1"/>
      <text:p text:style-name="P1">4031 <text:s text:c="10"/>Home Page Highlights Module Title <text:s text:c="47"/>C</text:p>
      <text:p text:style-name="P1"/>
      <text:p text:style-name="P1">4032 <text:s text:c="10"/>Message Center Attachment Type <text:s text:c="50"/>N</text:p>
      <text:p text:style-name="P1"/>
      <text:p text:style-name="P1">4033 <text:s text:c="10"/>Message Center Mail Page Title <text:s text:c="50"/>C</text:p>
      <text:p text:style-name="P1"/>
      <text:p text:style-name="P1">4034 <text:s text:c="10"/>Message Center News Page Title <text:s text:c="50"/>C</text:p>
      <text:p text:style-name="P1"/>
      <text:p text:style-name="P1">20020 <text:s text:c="9"/>PDF Footer Message <text:s text:c="62"/>C</text:p>
      <text:p text:style-name="P1"/>
      <text:p text:style-name="P1">4035 <text:s text:c="10"/>Message Center Partial Account Matching Logic <text:s text:c="35"/>N</text:p>
      <text:p text:style-name="P1"/>
      <text:p text:style-name="P1">4041 <text:s text:c="10"/>Graph Provider Indicator <text:s text:c="56"/>N</text:p>
      <text:p text:style-name="P1"/>
      <text:p text:style-name="P1">4040 <text:s text:c="10"/>PDF Provider Indicator Indicator <text:s text:c="48"/>N</text:p>
      <text:p text:style-name="P1"/>
      <text:p text:style-name="P1">4042 <text:s text:c="10"/>Graph Width <text:s text:c="69"/>N</text:p>
      <text:p text:style-name="P1"/>
      <text:p text:style-name="P1">20007 <text:s text:c="9"/>BPM - Login - Login RegExpression Validator <text:s text:c="37"/>C</text:p>
      <text:p text:style-name="P1"/>
      <text:p text:style-name="P1">20008 <text:s text:c="9"/>BPM - Payments - Maximum number of payment sources <text:s text:c="30"/>N</text:p>
      <text:p text:style-name="P1"/>
      <text:p text:style-name="P1">3600 <text:s text:c="10"/>E-mail User info change notification - Body - HTML <text:s text:c="30"/>C</text:p>
      <text:p text:style-name="P1"/>
      <text:p text:style-name="P1">3601 <text:s text:c="10"/>E-mail User info change notification - Body - Text <text:s text:c="30"/>C</text:p>
      <text:p text:style-name="P1"/>
      <text:p text:style-name="P1">3602 <text:s text:c="10"/>E-mail User info change notification - Subject <text:s text:c="34"/>C</text:p>
      <text:p text:style-name="P1"/>
      <text:p text:style-name="P1">3603 <text:s text:c="10"/>E-mail User info change notification - From Address <text:s text:c="29"/>C</text:p>
      <text:p text:style-name="P1"/>
      <text:p text:style-name="P1">3604 <text:s text:c="10"/>E-mail User info change notification - BCC Address <text:s text:c="30"/>C</text:p>
      <text:p text:style-name="P1"/>
      <text:p text:style-name="P1">3605 <text:s text:c="10"/>E-mail User info change notification 30-Day check <text:s text:c="31"/>N</text:p>
      <text:p text:style-name="P1"/>
      <text:p text:style-name="P1">1943 <text:s text:c="10"/>Message - Pin Authentication Unavailable <text:s text:c="40"/>C</text:p>
      <text:p text:style-name="P1"/>
      <text:p text:style-name="P1">1944 <text:s text:c="10"/>API - Pin Authentication Query String <text:s text:c="43"/>C</text:p>
      <text:p text:style-name="P1"/>
      <text:p text:style-name="P1">326 <text:s text:c="11"/>Out of Balance Email Subject <text:s text:c="52"/>C</text:p>
      <text:p text:style-name="P1"/>
      <text:p text:style-name="P1">327 <text:s text:c="11"/>Out of Balance Email BCC <text:s text:c="56"/>C</text:p>
      <text:p text:style-name="P1"/>
      <text:p text:style-name="P1">328 <text:s text:c="11"/>Out of Balance Email From Address <text:s text:c="47"/>C</text:p>
      <text:p text:style-name="P1"/>
      <text:p text:style-name="P1">329 <text:s text:c="11"/>Out of Balance Email Body <text:s text:c="2"/>Text <text:s text:c="48"/>C</text:p>
      <text:p text:style-name="P1"/>
      <text:p text:style-name="P1">320 <text:s text:c="11"/>Out of Balance Email Body <text:s text:c="2"/>HTML <text:s text:c="48"/>C</text:p>
      <text:p text:style-name="P1"/>
      <text:p text:style-name="P1">331 <text:s text:c="11"/>Reminder Out of Balance Email Subject <text:s text:c="43"/>C</text:p>
      <text:p text:style-name="P1"/>
      <text:p text:style-name="P1">330 <text:s text:c="11"/>Reminder Out of Balance Email BCC <text:s text:c="47"/>C</text:p>
      <text:p text:style-name="P1"/>
      <text:p text:style-name="P1">335 <text:s text:c="11"/>Reminder Out of Balance Email From Address <text:s text:c="38"/>C</text:p>
      <text:p text:style-name="P1"/>
      <text:p text:style-name="P1">340 <text:s text:c="11"/>Reminder Out of Balance Email Body - Text <text:s text:c="39"/>C</text:p>
      <text:p text:style-name="P1"/>
      <text:p text:style-name="P1">345 <text:s text:c="11"/>Reminder Out of Balance Email Body - HTML <text:s text:c="39"/>C</text:p>
      <text:p text:style-name="P1"/>
      <text:p text:style-name="P1">350 <text:s text:c="11"/>Unmatched Email Subject <text:s text:c="57"/>C</text:p>
      <text:p text:style-name="P1"/>
      <text:p text:style-name="P1">355 <text:s text:c="11"/>Unmatched Email BCC <text:s text:c="61"/>C</text:p>
      <text:p text:style-name="P1"/>
      <text:p text:style-name="P1">360 <text:s text:c="11"/>Unmatched Email From Address <text:s text:c="52"/>C</text:p>
      <text:p text:style-name="P1"/>
      <text:p text:style-name="P1">365 <text:s text:c="11"/>Unmatched Email Body <text:s text:c="2"/>Text <text:s text:c="53"/>C</text:p>
      <text:p text:style-name="P1"/>
      <text:p text:style-name="P1">370 <text:s text:c="11"/>Unmatched Email Body <text:s text:c="2"/>HTML <text:s text:c="53"/>C</text:p>
      <text:p text:style-name="P1"/>
      <text:p text:style-name="P1">375 <text:s text:c="11"/>Rejected Email Subject <text:s text:c="58"/>C</text:p>
      <text:p text:style-name="P1"/>
      <text:p text:style-name="P1">380 <text:s text:c="11"/>Rejected Email BCC <text:s text:c="62"/>C</text:p>
      <text:p text:style-name="P1"/>
      <text:p text:style-name="P1">385 <text:s text:c="11"/>Rejected Email From Address <text:s text:c="53"/>C</text:p>
      <text:p text:style-name="P1"/>
      <text:p text:style-name="P1">390 <text:s text:c="11"/>Rejected Email Body - Text <text:s text:c="54"/>C</text:p>
      <text:p text:style-name="P1"/>
      <text:p text:style-name="P1">395 <text:s text:c="11"/>Reminder Rejected Email Body - HTML <text:s text:c="45"/>C</text:p>
      <text:p text:style-name="P1"/>
      <text:p text:style-name="P1">3700 <text:s text:c="10"/>Offline Payments - Make External Payments (Individual) <text:s text:c="26"/>C</text:p>
      <text:p text:style-name="P1"/>
      <text:p text:style-name="P1">3701 <text:s text:c="10"/>Offline Payments - Make External Payments (Groups) <text:s text:c="30"/>C</text:p>
      <text:p text:style-name="P1"/>
      <text:p text:style-name="P1">3702 <text:s text:c="10"/>Offline Payments - Payment Transaction Confirmed <text:s text:c="32"/>C</text:p>
      <text:p text:style-name="P1"/>
      <text:p text:style-name="P1">3703 <text:s text:c="10"/>Offline Payments - External Payments <text:s text:c="44"/>C</text:p>
      <text:p text:style-name="P1"/>
      <text:p text:style-name="P1">3704 <text:s text:c="10"/>Offline Payments - Cancel Payment <text:s text:c="47"/>C</text:p>
      <text:p text:style-name="P1"/>
      <text:p text:style-name="P1">3705 <text:s text:c="10"/>Offline Payments - Approve Transaction <text:s text:c="42"/>C</text:p>
      <text:p text:style-name="P1"/>
      <text:p text:style-name="P1">3706 <text:s text:c="10"/>Offline Payments - Edit Transaction <text:s text:c="45"/>C</text:p>
      <text:p text:style-name="P1"/>
      <text:p text:style-name="P1">3707 <text:s text:c="10"/>Offline Payments - Add Accounts <text:s text:c="49"/>C</text:p>
      <text:p text:style-name="P1"/>
      <text:p text:style-name="P1">3708 <text:s text:c="10"/>Offline Payments - Make External Payments (Groups Over 7500 Accounts) <text:s text:c="11"/>C</text:p>
      <text:p text:style-name="P1"/>
      <text:p text:style-name="P1">145 <text:s text:c="11"/>Statement Default View to: Expanded = 1, Collapsed = 0 <text:s text:c="26"/>N</text:p>
      <text:p text:style-name="P1"/>
      <text:p text:style-name="P1">3709 <text:s text:c="10"/>Offline Payments - View External Payment <text:s text:c="40"/>C</text:p>
      <text:p text:style-name="P1"/>
      <text:p text:style-name="P1">2308 <text:s text:c="10"/>Pagination - Rows per Page <text:s text:c="54"/>C</text:p>
      <text:p text:style-name="P1"/>
      <text:p text:style-name="P1">4150 <text:s text:c="10"/>Offer Optimization WSDL URL <text:s text:c="53"/>C</text:p>
      <text:p text:style-name="P1"/>
      <text:p text:style-name="P1">4160 <text:s text:c="10"/>Security Seal Indicator <text:s text:c="57"/>N</text:p>
      <text:p text:style-name="P1"/>
      <text:p text:style-name="P1">4170 <text:s text:c="10"/>Statement Rows Per Page <text:s text:c="57"/>N</text:p>
      <text:p text:style-name="P1"/>
      <text:p text:style-name="P1">4180 <text:s text:c="10"/>Statement Alternative Total Amount Due <text:s text:c="42"/>N</text:p>
      <text:p text:style-name="P1"/>
      <text:p text:style-name="P1">4100 <text:s text:c="10"/>E-mail - Pending Password - Body - HTML <text:s text:c="41"/>C</text:p>
      <text:p text:style-name="P1"/>
      <text:p text:style-name="P1">4101 <text:s text:c="10"/>E-mail - Pending Password - Body - Text <text:s text:c="41"/>C</text:p>
      <text:p text:style-name="P1"/>
      <text:p text:style-name="P1">4102 <text:s text:c="10"/>E-mail - Pending Password - Subject <text:s text:c="45"/>C</text:p>
      <text:p text:style-name="P1"/>
      <text:p text:style-name="P1">4103 <text:s text:c="10"/>E-mail - Pending Password - From Address <text:s text:c="40"/>C</text:p>
      <text:p text:style-name="P1"/>
      <text:p text:style-name="P1">4104 <text:s text:c="10"/>E-mail - Pending Password - BCC <text:s text:c="49"/>C</text:p>
      <text:p text:style-name="P1"/>
      <text:p text:style-name="P1">4140 <text:s text:c="10"/>Amount Paid Online Column Statement Header Indicator <text:s text:c="28"/>N</text:p>
      <text:p text:style-name="P1"/>
      <text:p text:style-name="P1">4120 <text:s text:c="10"/>Home Page Near Module URL <text:s text:c="55"/>C</text:p>
      <text:p text:style-name="P1"/>
      <text:p text:style-name="P1">4121 <text:s text:c="10"/>Home Page Near Module Width Pixels <text:s text:c="46"/>N</text:p>
      <text:p text:style-name="P1"/>
      <text:p text:style-name="P1">4122 <text:s text:c="10"/>Home Page Near Module Height Pixels <text:s text:c="45"/>N</text:p>
      <text:p text:style-name="P1"/>
      <text:p text:style-name="P1">4123 <text:s text:c="10"/>Home Page Near Module Additional Querystring Params Indicator <text:s text:c="19"/>N</text:p>
      <text:p text:style-name="P1"/>
      <text:p text:style-name="P1">4130 <text:s text:c="10"/>Home Page Far Module URL <text:s text:c="56"/>C</text:p>
      <text:p text:style-name="P1"/>
      <text:p text:style-name="P1">4131 <text:s text:c="10"/>Home Page Far Module Width Pixels <text:s text:c="47"/>N</text:p>
      <text:p text:style-name="P1"/>
      <text:p text:style-name="P1">4132 <text:s text:c="10"/>Home Page Far Module Height Pixels <text:s text:c="46"/>N</text:p>
      <text:p text:style-name="P1"/>
      <text:p text:style-name="P1">4133 <text:s text:c="10"/>Home Page Far Module Additional Querystring Params Indicator <text:s text:c="20"/>N</text:p>
      <text:p text:style-name="P1"/>
      <text:p text:style-name="P1">54 <text:s text:c="12"/>Manage Statements - Client Docs: Login Credentials <text:s text:c="30"/>C</text:p>
      <text:p text:style-name="P1"/>
      <text:p text:style-name="P1">55 <text:s text:c="12"/>Manage Statements - Client Docs: List Service URL <text:s text:c="31"/>C</text:p>
      <text:p text:style-name="P1"/>
      <text:p text:style-name="P1">56 <text:s text:c="12"/>Manage Statements - Client Docs: Token Service URL <text:s text:c="30"/>C</text:p>
      <text:p text:style-name="P1"/>
      <text:p text:style-name="P1">57 <text:s text:c="12"/>Manage Statements - Client Docs: Download URL <text:s text:c="35"/>C</text:p>
      <text:p text:style-name="P1"/>
      <text:p text:style-name="P1">58 <text:s text:c="12"/>Manage Statements - Client Docs: Header Text <text:s text:c="36"/>C</text:p>
      <text:p text:style-name="P1"/>
      <text:p text:style-name="P1">59 <text:s text:c="12"/>Manage Statements - Client Docs: Link Text <text:s text:c="38"/>C</text:p>
      <text:p text:style-name="P1"/>
      <text:p text:style-name="P1">2250 <text:s text:c="10"/>Payment - Maximum EFT Payment Amount - Client Message <text:s text:c="27"/>C</text:p>
      <text:p text:style-name="P1"/>
      <text:p text:style-name="P1">2252 <text:s text:c="10"/>Payment - Minimum EFT Payment Amount - Client Message <text:s text:c="27"/>C</text:p>
      <text:p text:style-name="P1"/>
      <text:p text:style-name="P1">2254 <text:s text:c="10"/>Payment - Maximum CC Payment Amount - Client Message <text:s text:c="28"/>C</text:p>
      <text:p text:style-name="P1"/>
      <text:p text:style-name="P1">2256 <text:s text:c="10"/>Payment - Minimum CC Payment Amount - Client Message <text:s text:c="28"/>C</text:p>
      <text:p text:style-name="P1"/>
      <text:p text:style-name="P1">4190 <text:s text:c="10"/>Statement list inline menu begin gradient color <text:s text:c="33"/>C</text:p>
      <text:p text:style-name="P1"/>
      <text:p text:style-name="P1">4191 <text:s text:c="10"/>Statement list inline menu end gradient color <text:s text:c="35"/>C</text:p>
      <text:p text:style-name="P1"/>
      <text:p text:style-name="P1">4037 <text:s text:c="10"/>Home Page Highlights Module Type <text:s text:c="48"/>N</text:p>
      <text:p text:style-name="P1"/>
      <text:p text:style-name="P1">4036 <text:s text:c="10"/>Message - Welcome - Home Page Location <text:s text:c="42"/>N</text:p>
      <text:p text:style-name="P1"/>
      <text:p text:style-name="P1">4210 <text:s text:c="10"/>Chart Web Server <text:s text:c="64"/>C</text:p>
      <text:p text:style-name="P1"/>
      <text:p text:style-name="P1">1300 <text:s text:c="10"/>Paperless Billing - Default Enabled 1 or 0 <text:s text:c="38"/>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25</meta:generator>
  </office:meta>
</office:document-meta>
</file>